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744.304498469">
            <text:p>￥124,74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37.00496287">
            <text:p>￥6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24740.0992574">
            <text:p>￥124,7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37.00496287">
            <text:p>￥6,237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186.0761246173">
            <text:p>￥31,1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8">2018/07/08</text:date>, <text:time>20:48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08T20:48:13</dc:date>
    <dc:creator>鈴木 豊樹</dc:creator>
    <meta:editing-duration>PT51M11S</meta:editing-duration>
    <meta:editing-cycles>7</meta:editing-cycles>
    <meta:generator>OpenOffice/4.1.5$Unix OpenOffice.org_project/415m1$Build-9789</meta:generator>
    <meta:document-statistic meta:table-count="4" meta:cell-count="268" meta:object-count="0"/>
  </office:meta>
</office:document-meta>
</file>